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letter-spacing="normal" fo:font-style="normal" style:text-underline-style="none" fo:font-weight="normal" officeooo:rsid="001123b8" officeooo:paragraph-rsid="001123b8" style:text-blinking="false" style:font-weight-asian="normal" style:font-weight-complex="normal"/>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top="0cm" fo:margin-bottom="0.046cm" loext:contextual-spacing="false" fo:line-height="100%"/>
      <style:text-properties fo:font-variant="normal" fo:text-transform="none" fo:color="#000000" style:text-line-through-style="none" style:text-line-through-type="none" style:font-name="Arial" fo:font-size="11pt" fo:letter-spacing="normal" fo:font-style="normal" style:text-underline-style="none" fo:font-weight="normal" officeooo:rsid="0015528d" officeooo:paragraph-rsid="0015528d" style:text-blinking="false" style:font-weight-asian="normal" style:font-weight-complex="normal"/>
    </style:style>
    <style:style style:name="P4"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bold" officeooo:rsid="000530d1" officeooo:paragraph-rsid="0007e2be" style:text-blinking="false" style:font-weight-asian="bold" style:font-weight-complex="bold"/>
    </style:style>
    <style:style style:name="P5"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normal" officeooo:rsid="000e86ce" officeooo:paragraph-rsid="000e86ce" style:text-blinking="false" style:font-weight-asian="normal" style:font-weight-complex="normal"/>
    </style:style>
    <style:style style:name="P6" style:family="paragraph" style:parent-style-name="Standard">
      <style:text-properties officeooo:rsid="000530d1" officeooo:paragraph-rsid="000530d1"/>
    </style:style>
    <style:style style:name="P7" style:family="paragraph" style:parent-style-name="Standard">
      <style:paragraph-properties fo:text-align="center" style:justify-single-word="false"/>
      <style:text-properties officeooo:rsid="00353fa9" officeooo:paragraph-rsid="00353fa9"/>
    </style:style>
    <style:style style:name="P8" style:family="paragraph" style:parent-style-name="Text_20_body" style:list-style-name="L1">
      <style:text-properties officeooo:paragraph-rsid="0043784f"/>
    </style:style>
    <style:style style:name="P9"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bold" officeooo:rsid="000530d1" officeooo:paragraph-rsid="000530d1" style:text-blinking="false" style:font-weight-asian="bold" style:font-weight-complex="bold"/>
    </style:style>
    <style:style style:name="P10"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bold" officeooo:paragraph-rsid="000530d1" style:text-blinking="false" style:font-weight-asian="bold" style:font-weight-complex="bold"/>
    </style:style>
    <style:style style:name="P11"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paragraph-rsid="00365a48" style:text-blinking="false" style:font-weight-asian="bold" style:font-weight-complex="bold"/>
    </style:style>
    <style:style style:name="P12"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paragraph-rsid="00431218" style:text-blinking="false" style:font-weight-asian="bold" style:font-weight-complex="bold"/>
    </style:style>
    <style:style style:name="P13"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rsid="0023115f" officeooo:paragraph-rsid="0023115f" style:text-blinking="false" style:font-weight-asian="normal" style:font-weight-complex="normal"/>
    </style:style>
    <style:style style:name="P14"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rsid="002bc6ff" officeooo:paragraph-rsid="002bc6ff" style:text-blinking="false" style:font-weight-asian="normal" style:font-weight-complex="normal"/>
    </style:style>
    <style:style style:name="P15"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rsid="00339aac" officeooo:paragraph-rsid="00339aac" style:text-blinking="false" style:font-weight-asian="normal" style:font-weight-complex="normal"/>
    </style:style>
    <style:style style:name="P16"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rsid="00388657" officeooo:paragraph-rsid="00388657" style:text-blinking="false" style:font-weight-asian="normal" style:font-weight-complex="normal"/>
    </style:style>
    <style:style style:name="P17"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rsid="0038c988" officeooo:paragraph-rsid="0038c988" style:text-blinking="false" style:font-weight-asian="normal" style:font-weight-complex="normal"/>
    </style:style>
    <style:style style:name="P18" style:family="paragraph" style:parent-style-name="Text_20_body" style:list-style-name="L1">
      <style:text-properties fo:font-variant="normal" fo:text-transform="none" fo:color="#000000" style:text-line-through-style="none" style:text-line-through-type="none" style:font-name="Arial" fo:font-size="11pt" fo:letter-spacing="normal" fo:font-style="normal" style:text-underline-style="none" fo:font-weight="normal" officeooo:rsid="00353fa9" officeooo:paragraph-rsid="00353fa9" style:text-blinking="false" style:font-weight-asian="normal" style:font-weight-complex="normal"/>
    </style:style>
    <style:style style:name="P19" style:family="paragraph" style:parent-style-name="Text_20_body" style:list-style-name="L1">
      <style:text-properties fo:font-variant="normal" fo:text-transform="none" fo:color="#000000" style:font-name="Arial" fo:font-size="11pt" fo:letter-spacing="normal" fo:font-style="normal" fo:font-weight="normal" officeooo:paragraph-rsid="002d6696" style:font-size-asian="11pt" style:font-size-complex="11pt"/>
    </style:style>
    <style:style style:name="P20" style:family="paragraph" style:parent-style-name="Text_20_body" style:list-style-name="L1">
      <style:text-properties fo:font-variant="normal" fo:text-transform="none" fo:color="#000000" style:font-name="Arial" fo:font-size="11pt" fo:letter-spacing="normal" fo:font-style="normal" fo:font-weight="normal" officeooo:paragraph-rsid="002a366b"/>
    </style:style>
    <style:style style:name="P21" style:family="paragraph" style:parent-style-name="Text_20_body" style:list-style-name="L1">
      <style:text-properties fo:font-variant="normal" fo:text-transform="none" fo:color="#000000" style:font-name="Arial" fo:font-size="11pt" fo:letter-spacing="normal" fo:font-style="normal" fo:font-weight="normal" officeooo:paragraph-rsid="0036ef63"/>
    </style:style>
    <style:style style:name="P22" style:family="paragraph" style:parent-style-name="Text_20_body" style:list-style-name="L1">
      <style:text-properties fo:font-variant="normal" fo:text-transform="none" fo:color="#000000" style:font-name="Arial" fo:font-size="11pt" fo:letter-spacing="normal" fo:font-style="normal" fo:font-weight="normal" officeooo:rsid="00353fa9" officeooo:paragraph-rsid="00353fa9"/>
    </style:style>
    <style:style style:name="P23" style:family="paragraph" style:parent-style-name="Text_20_body">
      <style:paragraph-properties fo:margin-left="1.199cm" fo:margin-right="0cm" fo:margin-top="0cm" fo:margin-bottom="0.046cm" loext:contextual-spacing="false" fo:line-height="100%" fo:text-indent="0cm" style:auto-text-indent="false" style:writing-mode="page"/>
      <style:text-properties fo:font-variant="normal" fo:text-transform="none" fo:color="#000000" style:text-line-through-style="none" style:text-line-through-type="none" style:font-name="Arial1" fo:font-size="11pt" fo:letter-spacing="normal" fo:font-style="normal" style:text-underline-style="none" fo:font-weight="bold" officeooo:rsid="0015528d" officeooo:paragraph-rsid="002d6696" style:text-blinking="false" style:font-size-asian="11pt" style:font-weight-asian="bold" style:font-size-complex="11pt" style:font-weight-complex="bold"/>
    </style:style>
    <style:style style:name="P24" style:family="paragraph" style:parent-style-name="Text_20_body">
      <style:paragraph-properties fo:margin-left="1.199cm" fo:margin-right="0cm" fo:margin-top="0cm" fo:margin-bottom="0.046cm" loext:contextual-spacing="false" fo:line-height="100%" fo:text-indent="0cm" style:auto-text-indent="false" style:writing-mode="page"/>
      <style:text-properties fo:font-variant="normal" fo:text-transform="none" fo:color="#000000" style:text-line-through-style="none" style:text-line-through-type="none" style:font-name="Arial1" fo:font-size="11pt" fo:letter-spacing="normal" fo:font-style="normal" style:text-underline-style="none" fo:font-weight="normal" officeooo:rsid="0015528d" officeooo:paragraph-rsid="002d6696" style:text-blinking="false" style:font-size-asian="11pt" style:font-weight-asian="bold" style:font-size-complex="11pt" style:font-weight-complex="bold"/>
    </style:style>
    <style:style style:name="P25" style:family="paragraph" style:parent-style-name="Text_20_body">
      <style:paragraph-properties fo:margin-left="1.199cm" fo:margin-right="0cm" fo:margin-top="0cm" fo:margin-bottom="0.046cm" loext:contextual-spacing="false" fo:line-height="100%" fo:text-indent="0cm" style:auto-text-indent="false" style:writing-mode="page"/>
      <style:text-properties fo:font-variant="normal" fo:text-transform="none" fo:color="#000000" style:text-line-through-style="none" style:text-line-through-type="none" style:font-name="Arial1" fo:font-size="10.5pt" fo:letter-spacing="normal" fo:font-style="normal" style:text-underline-style="none" fo:font-weight="normal" officeooo:rsid="0015528d" officeooo:paragraph-rsid="0024d1d6" style:text-blinking="false" style:font-weight-asian="bold" style:font-weight-complex="bold"/>
    </style:style>
    <style:style style:name="P26"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bold" officeooo:rsid="0007e2be" officeooo:paragraph-rsid="003c3411" style:text-blinking="false" style:font-weight-asian="bold" style:font-weight-complex="bold"/>
    </style:style>
    <style:style style:name="P27"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bold" officeooo:rsid="003bb0de" officeooo:paragraph-rsid="003bb0de" style:text-blinking="false" style:font-weight-asian="bold" style:font-weight-complex="bold"/>
    </style:style>
    <style:style style:name="P28"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normal" officeooo:rsid="000f57c8" officeooo:paragraph-rsid="001123b8" style:text-blinking="false" style:font-weight-asian="normal" style:font-weight-complex="normal"/>
    </style:style>
    <style:style style:name="P29"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normal" officeooo:rsid="001123b8" officeooo:paragraph-rsid="001123b8" style:text-blinking="false" style:font-weight-asian="normal" style:font-weight-complex="normal"/>
    </style:style>
    <style:style style:name="P30"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normal" officeooo:rsid="003d597f" officeooo:paragraph-rsid="003d597f" style:text-blinking="false" style:font-weight-asian="normal" style:font-weight-complex="normal"/>
    </style:style>
    <style:style style:name="P31" style:family="paragraph" style:parent-style-name="Text_20_body">
      <style:paragraph-properties fo:margin-left="1.199cm" fo:margin-right="0cm" fo:text-indent="0cm" style:auto-text-indent="false" style:writing-mode="page"/>
      <style:text-properties fo:font-variant="normal" fo:text-transform="none" fo:color="#000000" style:text-line-through-style="none" style:text-line-through-type="none" style:font-name="Arial" fo:font-size="11pt" fo:letter-spacing="normal" fo:font-style="normal" style:text-underline-style="none" fo:font-weight="normal" officeooo:rsid="003eb910" officeooo:paragraph-rsid="003eb910" style:text-blinking="false" style:font-weight-asian="normal" style:font-weight-complex="normal"/>
    </style:style>
    <style:style style:name="T1" style:family="text">
      <style:text-properties officeooo:rsid="000530d1"/>
    </style:style>
    <style:style style:name="T2" style:family="text">
      <style:text-properties fo:font-weight="normal" style:font-weight-asian="normal" style:font-weight-complex="normal"/>
    </style:style>
    <style:style style:name="T3" style:family="text">
      <style:text-properties fo:font-weight="normal" officeooo:rsid="0005e52c" style:font-weight-asian="normal" style:font-weight-complex="normal"/>
    </style:style>
    <style:style style:name="T4" style:family="text">
      <style:text-properties fo:font-weight="normal" officeooo:rsid="0007e2be" style:font-weight-asian="normal" style:font-weight-complex="normal"/>
    </style:style>
    <style:style style:name="T5" style:family="text">
      <style:text-properties fo:font-weight="normal" officeooo:rsid="0008b433" style:font-weight-asian="normal" style:font-weight-complex="normal"/>
    </style:style>
    <style:style style:name="T6" style:family="text">
      <style:text-properties fo:font-weight="normal" officeooo:rsid="0008da84" style:font-weight-asian="normal" style:font-weight-complex="normal"/>
    </style:style>
    <style:style style:name="T7" style:family="text">
      <style:text-properties fo:font-weight="normal" officeooo:rsid="000a5407" style:font-weight-asian="normal" style:font-weight-complex="normal"/>
    </style:style>
    <style:style style:name="T8" style:family="text">
      <style:text-properties fo:font-weight="normal" officeooo:rsid="000bfeb5" style:font-weight-asian="normal" style:font-weight-complex="normal"/>
    </style:style>
    <style:style style:name="T9" style:family="text">
      <style:text-properties fo:font-weight="normal" officeooo:rsid="000dd40e" style:font-weight-asian="normal" style:font-weight-complex="normal"/>
    </style:style>
    <style:style style:name="T10" style:family="text">
      <style:text-properties fo:font-weight="normal" officeooo:rsid="0035fd84"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0a5407" style:font-style-asian="italic" style:font-weight-asian="normal" style:font-style-complex="italic" style:font-weight-complex="normal"/>
    </style:style>
    <style:style style:name="T13" style:family="text">
      <style:text-properties fo:font-style="italic" fo:font-weight="normal" officeooo:rsid="000bfeb5" style:font-style-asian="italic" style:font-weight-asian="normal" style:font-style-complex="italic" style:font-weight-complex="normal"/>
    </style:style>
    <style:style style:name="T14" style:family="text">
      <style:text-properties fo:font-style="italic" fo:font-weight="normal" officeooo:rsid="000dd40e" style:font-style-asian="italic" style:font-weight-asian="normal" style:font-style-complex="italic" style:font-weight-complex="normal"/>
    </style:style>
    <style:style style:name="T15" style:family="text">
      <style:text-properties fo:font-style="italic" fo:font-weight="normal" officeooo:rsid="003c3411" style:font-style-asian="italic" style:font-weight-asian="normal" style:font-style-complex="italic" style:font-weight-complex="normal"/>
    </style:style>
    <style:style style:name="T16" style:family="text">
      <style:text-properties officeooo:rsid="000f3ba0"/>
    </style:style>
    <style:style style:name="T17" style:family="text">
      <style:text-properties officeooo:rsid="001123b8"/>
    </style:style>
    <style:style style:name="T18" style:family="text">
      <style:text-properties style:text-line-through-style="none" style:text-line-through-type="none" style:text-underline-style="none" style:text-blinking="false" style:font-weight-asian="normal" style:font-weight-complex="normal"/>
    </style:style>
    <style:style style:name="T19" style:family="text">
      <style:text-properties style:text-line-through-style="none" style:text-line-through-type="none" style:text-underline-style="none" officeooo:rsid="0014de9f" style:text-blinking="false" style:font-weight-asian="normal" style:font-weight-complex="normal"/>
    </style:style>
    <style:style style:name="T20" style:family="text">
      <style:text-properties style:text-line-through-style="none" style:text-line-through-type="none" style:text-underline-style="none" officeooo:rsid="001ccfd6" style:text-blinking="false" style:font-weight-asian="normal" style:font-weight-complex="normal"/>
    </style:style>
    <style:style style:name="T21" style:family="text">
      <style:text-properties style:text-line-through-style="none" style:text-line-through-type="none" style:text-underline-style="none" officeooo:rsid="0021fb84" style:text-blinking="false" style:font-weight-asian="normal" style:font-weight-complex="normal"/>
    </style:style>
    <style:style style:name="T22" style:family="text">
      <style:text-properties style:text-line-through-style="none" style:text-line-through-type="none" style:text-underline-style="none" officeooo:rsid="0024d1d6" style:text-blinking="false" style:font-weight-asian="normal" style:font-weight-complex="normal"/>
    </style:style>
    <style:style style:name="T23" style:family="text">
      <style:text-properties style:text-line-through-style="none" style:text-line-through-type="none" style:text-underline-style="none" officeooo:rsid="0026c60c" style:text-blinking="false" style:font-weight-asian="normal" style:font-weight-complex="normal"/>
    </style:style>
    <style:style style:name="T24" style:family="text">
      <style:text-properties style:text-line-through-style="none" style:text-line-through-type="none" style:text-underline-style="none" officeooo:rsid="002a366b" style:text-blinking="false" style:font-weight-asian="normal" style:font-weight-complex="normal"/>
    </style:style>
    <style:style style:name="T25" style:family="text">
      <style:text-properties style:text-line-through-style="none" style:text-line-through-type="none" style:text-underline-style="none" officeooo:rsid="002d6696" style:text-blinking="false" style:font-weight-asian="normal" style:font-weight-complex="normal"/>
    </style:style>
    <style:style style:name="T26" style:family="text">
      <style:text-properties style:text-line-through-style="none" style:text-line-through-type="none" style:text-underline-style="none" officeooo:rsid="00339aac" style:text-blinking="false" style:font-weight-asian="normal" style:font-weight-complex="normal"/>
    </style:style>
    <style:style style:name="T27" style:family="text">
      <style:text-properties style:text-line-through-style="none" style:text-line-through-type="none" style:text-underline-style="none" officeooo:rsid="00353fa9" style:text-blinking="false" style:font-weight-asian="normal" style:font-weight-complex="normal"/>
    </style:style>
    <style:style style:name="T28" style:family="text">
      <style:text-properties style:text-line-through-style="none" style:text-line-through-type="none" style:text-underline-style="none" officeooo:rsid="0036ef63" style:text-blinking="false" style:font-weight-asian="normal" style:font-weight-complex="normal"/>
    </style:style>
    <style:style style:name="T29" style:family="text">
      <style:text-properties style:text-line-through-style="none" style:text-line-through-type="none" style:font-name="Arial1" style:text-underline-style="none" officeooo:rsid="0015528d" style:text-blinking="false" style:font-weight-asian="bold" style:font-weight-complex="bold"/>
    </style:style>
    <style:style style:name="T30" style:family="text">
      <style:text-properties officeooo:rsid="002224e9" style:font-weight-asian="normal" style:font-weight-complex="normal"/>
    </style:style>
    <style:style style:name="T31" style:family="text">
      <style:text-properties officeooo:rsid="0023115f" style:font-weight-asian="normal" style:font-weight-complex="normal"/>
    </style:style>
    <style:style style:name="T32" style:family="text">
      <style:text-properties officeooo:rsid="00365a48" style:font-weight-asian="normal" style:font-weight-complex="normal"/>
    </style:style>
    <style:style style:name="T33" style:family="text">
      <style:text-properties officeooo:rsid="00431218" style:font-weight-asian="normal" style:font-weight-complex="normal"/>
    </style:style>
    <style:style style:name="T34" style:family="text">
      <style:text-properties officeooo:rsid="0046eb16" style:font-weight-asian="normal" style:font-weight-complex="normal"/>
    </style:style>
    <style:style style:name="T35" style:family="text">
      <style:text-properties officeooo:rsid="0035fd84"/>
    </style:style>
    <style:style style:name="T3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2224e9" style:text-blinking="false" style:font-weight-asian="normal" style:font-weight-complex="normal"/>
    </style:style>
    <style:style style:name="T37"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3784f" style:text-blinking="false" style:font-weight-asian="normal" style:font-weight-complex="normal"/>
    </style:style>
    <style:style style:name="T3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23115f" style:text-blinking="false" style:font-weight-asian="normal" style:font-weight-complex="normal"/>
    </style:style>
    <style:style style:name="T39"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365a48" style:text-blinking="false" style:font-weight-asian="normal" style:font-weight-complex="normal"/>
    </style:style>
    <style:style style:name="T40"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599b9" style:text-blinking="false" style:font-weight-asian="normal" style:font-weight-complex="normal"/>
    </style:style>
    <style:style style:name="T41" style:family="text">
      <style:text-properties fo:font-variant="normal" fo:text-transform="none" fo:color="#1d1f22" style:font-name="Helvetica" fo:font-size="10.5pt" fo:letter-spacing="normal" fo:font-style="normal" fo:font-weight="normal" officeooo:rsid="0043784f" style:font-weight-asian="normal" style:font-weight-complex="normal"/>
    </style:style>
    <style:style style:name="T42" style:family="text">
      <style:text-properties officeooo:rsid="003d597f"/>
    </style:style>
    <style:style style:name="T43" style:family="text">
      <style:text-properties officeooo:rsid="00405fa7"/>
    </style:style>
    <style:style style:name="T44" style:family="text">
      <style:text-properties officeooo:rsid="0044f8b4"/>
    </style:style>
    <style:style style:name="T45" style:family="text">
      <style:text-properties officeooo:rsid="0047bf19"/>
    </style:style>
    <style:style style:name="T46" style:family="text">
      <style:text-properties officeooo:rsid="0048b475"/>
    </style:style>
    <style:style style:name="T47" style:family="text">
      <style:text-properties officeooo:rsid="0048da84"/>
    </style:style>
    <style:style style:name="T48" style:family="text">
      <style:text-properties officeooo:rsid="004acb9b"/>
    </style:style>
    <style:style style:name="T49" style:family="text">
      <style:text-properties officeooo:rsid="004c5d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NRON PROJECT</text:p>
      <text:p text:style-name="P6"/>
      <text:p text:style-name="P6"/>
      <text:list xml:id="list310244625" text:style-name="L1">
        <text:list-item>
          <text:p text:style-name="P9">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relevant rubric items: “data exploration”, “outlier investigation”]</text:p>
        </text:list-item>
      </text:list>
      <text:p text:style-name="P4"><text:span text:style-name="T3">We have to play detective to find a person of interest </text:span><text:span text:style-name="T4">identifier </text:span><text:span text:style-name="T3">based on Enron database scandal. Enron was a big company in 2000 but in 2002 it has broken because a corporate fraud. After investigations, many information including e-mails and detailed financial data </text:span><text:span text:style-name="T4">was entered into public record. To help us, we will use this information with a list of person of interest, which means who were indicted or make a deal for prosecution immunity.</text:span></text:p>
      <text:p text:style-name="P26"><text:span text:style-name="T2">I generate some plot to try to find some outliers and </text:span><text:span text:style-name="T5">understand the data. </text:span><text:span text:style-name="T6">If you generate a simple plot using 2 features (</text:span><text:span text:style-name="T7">I try with 2 of </text:span><text:span text:style-name="T12">salary, exercised_stock_options, total_payments, bonus </text:span><text:span text:style-name="T13">and</text:span><text:span text:style-name="T12"> long_term_incentive</text:span><text:span text:style-name="T6">) </text:span><text:span text:style-name="T7">is easily to find a outliers. When you compare with the pdf </text:span><text:span text:style-name="T8">document</text:span><text:span text:style-name="T7"> </text:span><text:span text:style-name="T8">(enron61702insiderpay.pdf) you find that TOTAL column is the outlier. </text:span><text:span text:style-name="T9">It is eas</text:span><text:span text:style-name="T10">y</text:span><text:span text:style-name="T9"> </text:span><text:span text:style-name="T10">to</text:span><text:span text:style-name="T9"> remove it using the command </text:span><text:span text:style-name="T14">data_dict.pop("TOTAL", 0). </text:span><text:span text:style-name="T15">The other outlier I found just reading the PDF file. I found the a not real person, actually it was a travel agency. The I removed <text:s/>too, </text:span><text:span text:style-name="T14">data_dict.pop("</text:span><text:span text:style-name="T15">THE TRAVEL AGENCY IN THE PARK</text:span><text:span text:style-name="T14">", 0)</text:span><text:span text:style-name="T15"> </text:span></text:p>
      <text:p text:style-name="P27"><text:span text:style-name="T11">The dataset, after exploration ha</text:span><text:span text:style-name="T15">d</text:span><text:span text:style-name="T11"> 131 rows and 18 POIs</text:span></text:p>
      <text:list xml:id="list220113629228681" text:continue-numbering="true" text:style-name="L1">
        <text:list-item>
          <text:p text:style-name="P10"><text:span text:style-name="T1">W</text:span>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relevant rubric items: “create new features”, “intelligently select features”, “properly scale features”]</text:p>
        </text:list-item>
      </text:list>
      <text:p text:style-name="P5">In financial features I thought using salary, bonus and total payments because it is <text:span text:style-name="T35">simple </text:span>to understan<text:span text:style-name="T35">d</text:span>. Its very common words. After check NANs I decided to include total_stock_value, the feature with less NANs in dataset. <text:span text:style-name="T16">The second step was to scale the columns using sklearn scaler.</text:span></text:p>
      <text:p text:style-name="P28">In e-mail features I made <text:span text:style-name="T42">1</text:span> transformation. I sum from_<text:span text:style-name="T17">this_person_to_poi</text:span> and <text:span text:style-name="T17">from_poi_to_this_person </text:span>to create from_to_<text:span text:style-name="T17">poi_messages</text:span> <text:span text:style-name="T35">feature.</text:span></text:p>
      <text:p text:style-name="P29">In the end I have <text:span text:style-name="T42">5</text:span> features.</text:p>
      <text:p text:style-name="P30">salary, bonus, total_payments by intuition. total_stock_value the feature with less NAN values and from_to_poi that I created.</text:p>
      <text:p text:style-name="P31">I test many combination such as only intuition features; all intuition features plus total_stock_values; all 5 features; salary, bonus and total_stock_values; and salary, bonus <text:soft-page-break/>and from_to_poi. None of these I have 0.3 in recall and precision. The only combination that <text:s/>achieve 0.3 in both metrics was bonus, salary, total_stock_value <text:span text:style-name="T43">and</text:span> from_to_poi.</text:p>
      <text:p text:style-name="P1"/>
      <text:list xml:id="list220113447701651" text:continue-numbering="true" text:style-name="L1">
        <text:list-item>
          <text:p text:style-name="P10">What algorithm did you end up using? What other one(s) did you try? How did model performance differ between algorithms?  [relevant rubric item: “pick an algorithm”]</text:p>
          <text:p text:style-name="P19"><text:span text:style-name="T19">I </text:span><text:span text:style-name="T20">choose </text:span><text:span text:style-name="T25">Decision Tree</text:span><text:span text:style-name="T20"> because the be</text:span><text:span text:style-name="T21">st</text:span><text:span text:style-name="T20"> </text:span><text:span text:style-name="T21">score </text:span><text:span text:style-name="T22">(</text:span><text:span text:style-name="T24">0.</text:span><text:span text:style-name="T29">863636363636</text:span><text:span text:style-name="T22">)</text:span><text:span text:style-name="T20">.</text:span></text:p>
          <text:p text:style-name="P20"><text:span text:style-name="T20">I also tried </text:span><text:span text:style-name="T21">Naive-Bayes</text:span><text:span text:style-name="T20">, Regression and </text:span><text:span text:style-name="T25">SVM</text:span><text:span text:style-name="T20">. The training time was very </text:span><text:span text:style-name="T22">low</text:span><text:span text:style-name="T20"> </text:span><text:span text:style-name="T23">for all of them. </text:span><text:span text:style-name="T21">SVM </text:span><text:span text:style-name="T23">algorithm</text:span><text:span text:style-name="T21"> </text:span><text:span text:style-name="T22">lasts </text:span><text:span text:style-name="T24">a little bit more: 0.0</text:span><text:span text:style-name="T25">02</text:span><text:span text:style-name="T24"> </text:span><text:span text:style-name="T22">s</text:span></text:p>
        </text:list-item>
      </text:list>
      <text:p text:style-name="P23">Naive Bayes</text:p>
      <text:p text:style-name="P24">training time: 0.001 s</text:p>
      <text:p text:style-name="P24">score: 0.818181818182</text:p>
      <text:p text:style-name="P24"/>
      <text:p text:style-name="P23">Decision Tree</text:p>
      <text:p text:style-name="P24">training time: 0.001 s</text:p>
      <text:p text:style-name="P24">score: 0.863636363636</text:p>
      <text:p text:style-name="P24"/>
      <text:p text:style-name="P23">Regression</text:p>
      <text:p text:style-name="P24">training time: 0.001 s</text:p>
      <text:p text:style-name="P24">score: 0.300179644508</text:p>
      <text:p text:style-name="P24"/>
      <text:p text:style-name="P23">SVM</text:p>
      <text:p text:style-name="P24">training time: 0.002 s</text:p>
      <text:p text:style-name="P24">score: 0.840909090909</text:p>
      <text:p text:style-name="P25"/>
      <text:p text:style-name="P3"/>
      <text:list xml:id="list220113708323651" text:continue-numbering="true" text:style-name="L1">
        <text:list-item>
          <text:p text:style-name="P10">What does it mean to tune the parameters of an algorithm, and what can happen if you don’t do this well?  How did you tune the parameters of your particular algorithm? What parameters did you tune?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relevant rubric items: “discuss parameter tuning”, “tune the algorithm”]</text:p>
          <text:p text:style-name="P12"><text:span text:style-name="T30">Tune a algorithm means adjust to get a better performance. I other words, you have to change the parameters to find out which ones result in a best accuracy. </text:span><text:span text:style-name="T33">If you don’t tune your algorithm, the model don’t get right results. If you tune too much, you can overfitting your model. It means, the model is very good in training data but poor in test data. </text:span></text:p>
          <text:p text:style-name="P8"><text:span text:style-name="T36">I used GridSearchCV to tune my algorithm. In GridSearchCV you input a list of possible values for each parameter and the function runs all possibilities and return which combination has the best results. </text:span><text:span text:style-name="T37">By default it uses </text:span><text:span text:style-name="T41">3-fold cross validation to avoid overfitting. </text:span><text:span text:style-name="T36">On my algorithm, Decision Tree, </text:span><text:span text:style-name="T38">I used the following parameters: </text:span><text:span text:style-name="T39">{'max_depth':range(1, 10) ,'presort':[True, False] ,'criterion':['gini', 'entropy'], 'min_samples_split':range(2, </text:span><text:span text:style-name="T40">1</text:span><text:span text:style-name="T39">0), 'min_samples_leaf':range(1, 10), 'splitter':['best', 'random']}</text:span></text:p>
          <text:p text:style-name="P11"><text:span text:style-name="T31">GridSearchCV brought me the best option: </text:span><text:span text:style-name="T32">{presort=</text:span><text:span text:style-name="T34">True</text:span><text:span text:style-name="T32">, splitter = 'best', min_samples_leaf = 2, criterion= 'gini', min_samples_split = 2, max_depth=8}</text:span></text:p>
          <text:p text:style-name="P13"><text:s/></text:p>
        </text:list-item>
        <text:list-item>
          <text:p text:style-name="P10"><text:soft-page-break/>What is validation, and what’s a classic mistake you can make if you do it wrong? How did you validate your analysis?  [relevant rubric items: “discuss validation”, “validation strategy”]</text:p>
          <text:p text:style-name="P14">Validation is the process that you can test your data. If you use the same data to train your algorithm and to test your algorithm, your result could be overfitting. One good strategy is split your data in training data to test data. The biggest part to training and a small part to test. Besides that I used GridSearchCV, it was detailed in last question, to help me in the process validation <text:span text:style-name="T44">using Kfold cross validation. It splits the data in n parts and uses 1 part to test and the others to trains data. Then, it repeats until uses every part as test data.</text:span></text:p>
        </text:list-item>
        <text:list-item>
          <text:p text:style-name="P10">Give at least 2 evaluation metrics and your average performance for each of them.  Explain an interpretation of your metrics that says something human-understandable about your algorithm’s performance. [relevant rubric item: “usage of evaluation metrics”]</text:p>
          <text:p text:style-name="P15">Recall and Precision.</text:p>
          <text:p text:style-name="P21"><text:span text:style-name="T26">Recall is how many </text:span><text:span text:style-name="T27">times the algoritmh said is POI </text:span><text:span text:style-name="T28">divide by</text:span><text:span text:style-name="T27"> the actual POI values in the data. </text:span><text:span text:style-name="T28">In other words, if the data has 10 POI values and in this 10 POI values the algorithm predict 5, the Recall is 0.5 </text:span></text:p>
          <text:p text:style-name="P22"><text:span text:style-name="T18">In precision metric we have to find how many values the algorithm said is a POI and the values is actually a POI within the all predictions in POI. </text:span><text:span text:style-name="T28">That is, in all data the algoritmh says that 10 is POI but just 8 are actual POI the precision is 0.8. </text:span><text:span text:style-name="T18"><text:s/></text:span></text:p>
          <text:p text:style-name="P16">Sometimes your classifier has good recall but bad precision, or the opposite. The best world is when you have good metrics for both. That we call F1 score which formula is </text:p>
          <text:p text:style-name="P16">2 * precision * recall / precision + recall</text:p>
          <text:p text:style-name="P17">In tester.py I have the following results:</text:p>
          <text:p text:style-name="P17"><text:s/>Precision: 0.37<text:span text:style-name="T48">448</text:span> Recall: 0.31<text:span text:style-name="T49">400</text:span> F1: 0.<text:span text:style-name="T47">34158</text:span></text:p>
          <text:p text:style-name="P18"/>
        </text:list-item>
      </text:list>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21:48:40.640000000</meta:creation-date>
    <dc:date>2018-03-13T22:01:12.154000000</dc:date>
    <meta:editing-duration>P1DT21H31M42S</meta:editing-duration>
    <meta:editing-cycles>39</meta:editing-cycles>
    <meta:generator>LibreOffice/5.3.6.1$Windows_x86 LibreOffice_project/686f202eff87ef707079aeb7f485847613344eb7</meta:generator>
    <meta:document-statistic meta:table-count="0" meta:image-count="0" meta:object-count="0" meta:page-count="3" meta:paragraph-count="42" meta:word-count="1203" meta:character-count="7268" meta:non-whitespace-character-count="6093"/>
  </office:meta>
</office:document-meta>
</file>